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<text:a xlink:href="https://ark.gamepedia.com/Abberant_Coelacanth">https://ark.gamepedia.com/Abberant_Coelacanth</text:a></text:p>
          </table:table-cell>
        </table:table-row>
        <table:table-row table:style-name="ro1">
          <table:table-cell table:style-name="ce1" office:value-type="string">
            <text:p><text:a xlink:href="https://ark.gamepedia.com/Aberrant_Achatina">https://ark.gamepedia.com/Aberrant_Achatin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Anglerfish">https://ark.gamepedia.com/Aberrant_Anglerfish</text:a></text:p>
          </table:table-cell>
        </table:table-row>
        <table:table-row table:style-name="ro1">
          <table:table-cell table:style-name="ce1" office:value-type="string">
            <text:p><text:a xlink:href="https://ark.gamepedia.com/Aberrant_Ankylosaurus">https://ark.gamepedia.com/Aberrant_Ankylosa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Araneo">https://ark.gamepedia.com/Aberrant_Araneo</text:a></text:p>
          </table:table-cell>
        </table:table-row>
        <table:table-row table:style-name="ro1">
          <table:table-cell table:style-name="ce1" office:value-type="string">
            <text:p><text:a xlink:href="https://ark.gamepedia.com/Aberrant_Arthropluera">https://ark.gamepedia.com/Aberrant_Arthropluer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Baryonyx">https://ark.gamepedia.com/Aberrant_Baryonyx</text:a></text:p>
          </table:table-cell>
        </table:table-row>
        <table:table-row table:style-name="ro1">
          <table:table-cell table:style-name="ce1" office:value-type="string">
            <text:p><text:a xlink:href="https://ark.gamepedia.com/Aberrant_Beelzebufo">https://ark.gamepedia.com/Aberrant_Beelzebufo</text:a></text:p>
          </table:table-cell>
        </table:table-row>
        <table:table-row table:style-name="ro1">
          <table:table-cell table:style-name="ce1" office:value-type="string">
            <text:p><text:a xlink:href="https://ark.gamepedia.com/Aberrant_Carbonemys">https://ark.gamepedia.com/Aberrant_Carbonemy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Carnotaurus">https://ark.gamepedia.com/Aberrant_Carnota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Cnidaria">https://ark.gamepedia.com/Aberrant_Cnidari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Creatures">https://ark.gamepedia.com/Aberrant_Creature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imetrodon">https://ark.gamepedia.com/Aberrant_Dimetrodon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imorphodon">https://ark.gamepedia.com/Aberrant_Dimorphodon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iplocaulus">https://ark.gamepedia.com/Aberrant_Diplocaul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iplodocus">https://ark.gamepedia.com/Aberrant_Diplodoc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ire_Bear">https://ark.gamepedia.com/Aberrant_Dire_Bear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odo">https://ark.gamepedia.com/Aberrant_Dodo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oedicurus">https://ark.gamepedia.com/Aberrant_Doedic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Dung_Beetle">https://ark.gamepedia.com/Aberrant_Dung_Beetle</text:a></text:p>
          </table:table-cell>
        </table:table-row>
        <table:table-row table:style-name="ro1">
          <table:table-cell table:style-name="ce1" office:value-type="string">
            <text:p><text:a xlink:href="https://ark.gamepedia.com/Aberrant_Electrophorus">https://ark.gamepedia.com/Aberrant_Electropho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Equus">https://ark.gamepedia.com/Aberrant_Equ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Gigantopithecus">https://ark.gamepedia.com/Aberrant_Gigantopithec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Iguanodon">https://ark.gamepedia.com/Aberrant_Iguanodon</text:a></text:p>
          </table:table-cell>
        </table:table-row>
        <table:table-row table:style-name="ro1">
          <table:table-cell table:style-name="ce1" office:value-type="string">
            <text:p><text:a xlink:href="https://ark.gamepedia.com/Aberrant_Lystrosaurus">https://ark.gamepedia.com/Aberrant_Lystrosa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Manta">https://ark.gamepedia.com/Aberrant_Mant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Megalania">https://ark.gamepedia.com/Aberrant_Megalani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Megalosaurus">https://ark.gamepedia.com/Aberrant_Megalosa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Meganeura">https://ark.gamepedia.com/Aberrant_Meganeur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Moschops">https://ark.gamepedia.com/Aberrant_Moschop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Otter">https://ark.gamepedia.com/Aberrant_Otter</text:a></text:p>
          </table:table-cell>
        </table:table-row>
        <table:table-row table:style-name="ro1">
          <table:table-cell table:style-name="ce1" office:value-type="string">
            <text:p><text:a xlink:href="https://ark.gamepedia.com/Aberrant_Ovis">https://ark.gamepedia.com/Aberrant_Ovi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Paraceratherium">https://ark.gamepedia.com/Aberrant_Paraceratherium</text:a></text:p>
          </table:table-cell>
        </table:table-row>
        <table:table-row table:style-name="ro1">
          <table:table-cell table:style-name="ce1" office:value-type="string">
            <text:p><text:a xlink:href="https://ark.gamepedia.com/Aberrant_Parasaur">https://ark.gamepedia.com/Aberrant_Parasaur</text:a></text:p>
          </table:table-cell>
        </table:table-row>
        <table:table-row table:style-name="ro1">
          <table:table-cell table:style-name="ce1" office:value-type="string">
            <text:p><text:a xlink:href="https://ark.gamepedia.com/Aberrant_Piranha">https://ark.gamepedia.com/Aberrant_Piranh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Pulmonoscorpius">https://ark.gamepedia.com/Aberrant_Pulmonoscorpi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Purlovia">https://ark.gamepedia.com/Aberrant_Purlovi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Raptor">https://ark.gamepedia.com/Aberrant_Raptor</text:a></text:p>
          </table:table-cell>
        </table:table-row>
        <table:table-row table:style-name="ro1">
          <table:table-cell table:style-name="ce1" office:value-type="string">
            <text:p><text:a xlink:href="https://ark.gamepedia.com/Aberrant_Salmon">https://ark.gamepedia.com/Aberrant_Salmon</text:a></text:p>
          </table:table-cell>
        </table:table-row>
        <table:table-row table:style-name="ro1">
          <table:table-cell table:style-name="ce1" office:value-type="string">
            <text:p><text:a xlink:href="https://ark.gamepedia.com/Aberrant_Sarco">https://ark.gamepedia.com/Aberrant_Sarco</text:a></text:p>
          </table:table-cell>
        </table:table-row>
        <table:table-row table:style-name="ro1">
          <table:table-cell table:style-name="ce1" office:value-type="string">
            <text:p><text:a xlink:href="https://ark.gamepedia.com/Aberrant_Spino">https://ark.gamepedia.com/Aberrant_Spino</text:a></text:p>
          </table:table-cell>
        </table:table-row>
        <table:table-row table:style-name="ro1">
          <table:table-cell table:style-name="ce1" office:value-type="string">
            <text:p><text:a xlink:href="https://ark.gamepedia.com/Aberrant_Stegosaurus">https://ark.gamepedia.com/Aberrant_Stegosauru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Titanoboa">https://ark.gamepedia.com/Aberrant_Titanoboa</text:a></text:p>
          </table:table-cell>
        </table:table-row>
        <table:table-row table:style-name="ro1">
          <table:table-cell table:style-name="ce1" office:value-type="string">
            <text:p><text:a xlink:href="https://ark.gamepedia.com/Aberrant_Triceratops">https://ark.gamepedia.com/Aberrant_Triceratops</text:a></text:p>
          </table:table-cell>
        </table:table-row>
        <table:table-row table:style-name="ro1">
          <table:table-cell table:style-name="ce1" office:value-type="string">
            <text:p><text:a xlink:href="https://ark.gamepedia.com/Aberrant_Trilobite">https://ark.gamepedia.com/Aberrant_Trilobite</text:a></text:p>
          </table:table-cell>
        </table:table-row>
        <table:table-row table:style-name="ro1">
          <table:table-cell table:style-name="ce1" office:value-type="string">
            <text:p><text:a xlink:href="https://ark.gamepedia.com/Aberration">https://ark.gamepedia.com/Aberration</text:a></text:p>
          </table:table-cell>
        </table:table-row>
        <table:table-row table:style-name="ro1">
          <table:table-cell table:style-name="ce1" office:value-type="string">
            <text:p><text:a xlink:href="https://ark.gamepedia.com/Achatina">https://ark.gamepedia.com/Achatina</text:a></text:p>
          </table:table-cell>
        </table:table-row>
        <table:table-row table:style-name="ro1">
          <table:table-cell table:style-name="ce1" office:value-type="string">
            <text:p><text:a xlink:href="https://ark.gamepedia.com/Allosaurus">https://ark.gamepedia.com/Allosaurus</text:a></text:p>
          </table:table-cell>
        </table:table-row>
        <table:table-row table:style-name="ro1">
          <table:table-cell table:style-name="ce1" office:value-type="string">
            <text:p><text:a xlink:href="https://ark.gamepedia.com/Ammonite">https://ark.gamepedia.com/Ammonite</text:a></text:p>
          </table:table-cell>
        </table:table-row>
        <table:table-row table:style-name="ro1">
          <table:table-cell table:style-name="ce1" office:value-type="string">
            <text:p><text:a xlink:href="https://ark.gamepedia.com/Amphibians">https://ark.gamepedia.com/Amphibians</text:a></text:p>
          </table:table-cell>
        </table:table-row>
        <table:table-row table:style-name="ro1">
          <table:table-cell table:style-name="ce1" office:value-type="string">
            <text:p><text:a xlink:href="https://ark.gamepedia.com/Anglerfish">https://ark.gamepedia.com/Anglerfish</text:a></text:p>
          </table:table-cell>
        </table:table-row>
        <table:table-row table:style-name="ro1">
          <table:table-cell table:style-name="ce1" office:value-type="string">
            <text:p><text:a xlink:href="https://ark.gamepedia.com/Ankylosaurus">https://ark.gamepedia.com/Ankylosaurus</text:a></text:p>
          </table:table-cell>
        </table:table-row>
        <table:table-row table:style-name="ro1">
          <table:table-cell table:style-name="ce1" office:value-type="string">
            <text:p><text:a xlink:href="https://ark.gamepedia.com/Araneo">https://ark.gamepedia.com/Araneo</text:a></text:p>
          </table:table-cell>
        </table:table-row>
        <table:table-row table:style-name="ro1">
          <table:table-cell table:style-name="ce1" office:value-type="string">
            <text:p><text:a xlink:href="https://ark.gamepedia.com/Archaeopteryx">https://ark.gamepedia.com/Archaeopteryx</text:a></text:p>
          </table:table-cell>
        </table:table-row>
        <table:table-row table:style-name="ro1">
          <table:table-cell table:style-name="ce1" office:value-type="string">
            <text:p><text:a xlink:href="https://ark.gamepedia.com/Argentavis">https://ark.gamepedia.com/Argentavis</text:a></text:p>
          </table:table-cell>
        </table:table-row>
        <table:table-row table:style-name="ro1">
          <table:table-cell table:style-name="ce1" office:value-type="string">
            <text:p><text:a xlink:href="https://ark.gamepedia.com/Arthropluera">https://ark.gamepedia.com/Arthropluera</text:a></text:p>
          </table:table-cell>
        </table:table-row>
        <table:table-row table:style-name="ro1">
          <table:table-cell table:style-name="ce1" office:value-type="string">
            <text:p><text:a xlink:href="https://ark.gamepedia.com/Astrocetus">https://ark.gamepedia.com/Astrocetus</text:a></text:p>
          </table:table-cell>
        </table:table-row>
        <table:table-row table:style-name="ro1">
          <table:table-cell table:style-name="ce1" office:value-type="string">
            <text:p><text:a xlink:href="https://ark.gamepedia.com/Attack_Drone">https://ark.gamepedia.com/Attack_Drone</text:a></text:p>
          </table:table-cell>
        </table:table-row>
        <table:table-row table:style-name="ro1">
          <table:table-cell table:style-name="ce1" office:value-type="string">
            <text:p><text:a xlink:href="https://ark.gamepedia.com/Baryonyx">https://ark.gamepedia.com/Baryonyx</text:a></text:p>
          </table:table-cell>
        </table:table-row>
        <table:table-row table:style-name="ro1">
          <table:table-cell table:style-name="ce1" office:value-type="string">
            <text:p><text:a xlink:href="https://ark.gamepedia.com/Basilisk">https://ark.gamepedia.com/Basilisk</text:a></text:p>
          </table:table-cell>
        </table:table-row>
        <table:table-row table:style-name="ro1">
          <table:table-cell table:style-name="ce1" office:value-type="string">
            <text:p><text:a xlink:href="https://ark.gamepedia.com/Basilosaurus">https://ark.gamepedia.com/Basilosaurus</text:a></text:p>
          </table:table-cell>
        </table:table-row>
        <table:table-row table:style-name="ro1">
          <table:table-cell table:style-name="ce1" office:value-type="string">
            <text:p><text:a xlink:href="https://ark.gamepedia.com/Beelzebufo">https://ark.gamepedia.com/Beelzebufo</text:a></text:p>
          </table:table-cell>
        </table:table-row>
        <table:table-row table:style-name="ro1">
          <table:table-cell table:style-name="ce1" office:value-type="string">
            <text:p><text:a xlink:href="https://ark.gamepedia.com/Bloodstalker">https://ark.gamepedia.com/Bloodstalker</text:a></text:p>
          </table:table-cell>
        </table:table-row>
        <table:table-row table:style-name="ro1">
          <table:table-cell table:style-name="ce1" office:value-type="string">
            <text:p><text:a xlink:href="https://ark.gamepedia.com/Brontosaurus">https://ark.gamepedia.com/Brontosaurus</text:a></text:p>
          </table:table-cell>
        </table:table-row>
        <table:table-row table:style-name="ro1">
          <table:table-cell table:style-name="ce1" office:value-type="string">
            <text:p><text:a xlink:href="https://ark.gamepedia.com/Carbonemys">https://ark.gamepedia.com/Carbonemys</text:a></text:p>
          </table:table-cell>
        </table:table-row>
        <table:table-row table:style-name="ro1">
          <table:table-cell table:style-name="ce1" office:value-type="string">
            <text:p><text:a xlink:href="https://ark.gamepedia.com/Castoroides">https://ark.gamepedia.com/Castoroides</text:a></text:p>
          </table:table-cell>
        </table:table-row>
        <table:table-row table:style-name="ro1">
          <table:table-cell table:style-name="ce1" office:value-type="string">
            <text:p><text:a xlink:href="https://ark.gamepedia.com/Chalicotherium">https://ark.gamepedia.com/Chalicotherium</text:a></text:p>
          </table:table-cell>
        </table:table-row>
        <table:table-row table:style-name="ro1">
          <table:table-cell table:style-name="ce1" office:value-type="string">
            <text:p><text:a xlink:href="https://ark.gamepedia.com/Chalk_Golem">https://ark.gamepedia.com/Chalk_Golem</text:a></text:p>
          </table:table-cell>
        </table:table-row>
        <table:table-row table:style-name="ro1">
          <table:table-cell table:style-name="ce1" office:value-type="string">
            <text:p><text:a xlink:href="https://ark.gamepedia.com/Cnidaria">https://ark.gamepedia.com/Cnidaria</text:a></text:p>
          </table:table-cell>
        </table:table-row>
        <table:table-row table:style-name="ro1">
          <table:table-cell table:style-name="ce1" office:value-type="string">
            <text:p><text:a xlink:href="https://ark.gamepedia.com/Coelacanth">https://ark.gamepedia.com/Coelacanth</text:a></text:p>
          </table:table-cell>
        </table:table-row>
        <table:table-row table:style-name="ro1">
          <table:table-cell table:style-name="ce1" office:value-type="string">
            <text:p><text:a xlink:href="https://ark.gamepedia.com/Compy">https://ark.gamepedia.com/Compy</text:a></text:p>
          </table:table-cell>
        </table:table-row>
        <table:table-row table:style-name="ro1">
          <table:table-cell table:style-name="ce1" office:value-type="string">
            <text:p><text:a xlink:href="https://ark.gamepedia.com/Daeodon">https://ark.gamepedia.com/Daeodon</text:a></text:p>
          </table:table-cell>
        </table:table-row>
        <table:table-row table:style-name="ro1">
          <table:table-cell table:style-name="ce1" office:value-type="string">
            <text:p><text:a xlink:href="https://ark.gamepedia.com/Deinonychus">https://ark.gamepedia.com/Deinonychus</text:a></text:p>
          </table:table-cell>
        </table:table-row>
        <table:table-row table:style-name="ro1">
          <table:table-cell table:style-name="ce1" office:value-type="string">
            <text:p><text:a xlink:href="https://ark.gamepedia.com/Desert_Titan">https://ark.gamepedia.com/Desert_Titan</text:a></text:p>
          </table:table-cell>
        </table:table-row>
        <table:table-row table:style-name="ro1">
          <table:table-cell table:style-name="ce1" office:value-type="string">
            <text:p><text:a xlink:href="https://ark.gamepedia.com/Dilophosaur">https://ark.gamepedia.com/Dilophosaur</text:a></text:p>
          </table:table-cell>
        </table:table-row>
        <table:table-row table:style-name="ro1">
          <table:table-cell table:style-name="ce1" office:value-type="string">
            <text:p><text:a xlink:href="https://ark.gamepedia.com/Dimetrodon">https://ark.gamepedia.com/Dimetrodon</text:a></text:p>
          </table:table-cell>
        </table:table-row>
        <table:table-row table:style-name="ro1">
          <table:table-cell table:style-name="ce1" office:value-type="string">
            <text:p><text:a xlink:href="https://ark.gamepedia.com/Dimorphodon">https://ark.gamepedia.com/Dimorphodon</text:a></text:p>
          </table:table-cell>
        </table:table-row>
        <table:table-row table:style-name="ro1">
          <table:table-cell table:style-name="ce1" office:value-type="string">
            <text:p><text:a xlink:href="https://ark.gamepedia.com/Dinosaurs">https://ark.gamepedia.com/Dinosaurs</text:a></text:p>
          </table:table-cell>
        </table:table-row>
        <table:table-row table:style-name="ro1">
          <table:table-cell table:style-name="ce1" office:value-type="string">
            <text:p><text:a xlink:href="https://ark.gamepedia.com/Diplocaulus">https://ark.gamepedia.com/Diplocaulus</text:a></text:p>
          </table:table-cell>
        </table:table-row>
        <table:table-row table:style-name="ro1">
          <table:table-cell table:style-name="ce1" office:value-type="string">
            <text:p><text:a xlink:href="https://ark.gamepedia.com/Diplodocus">https://ark.gamepedia.com/Diplodocus</text:a></text:p>
          </table:table-cell>
        </table:table-row>
        <table:table-row table:style-name="ro1">
          <table:table-cell table:style-name="ce1" office:value-type="string">
            <text:p><text:a xlink:href="https://ark.gamepedia.com/Dire_Bear">https://ark.gamepedia.com/Dire_Bear</text:a></text:p>
          </table:table-cell>
        </table:table-row>
        <table:table-row table:style-name="ro1">
          <table:table-cell table:style-name="ce1" office:value-type="string">
            <text:p><text:a xlink:href="https://ark.gamepedia.com/Dire_Polar_Bear">https://ark.gamepedia.com/Dire_Polar_Bear</text:a></text:p>
          </table:table-cell>
        </table:table-row>
        <table:table-row table:style-name="ro1">
          <table:table-cell table:style-name="ce1" office:value-type="string">
            <text:p><text:a xlink:href="https://ark.gamepedia.com/Direwolf">https://ark.gamepedia.com/Direwolf</text:a></text:p>
          </table:table-cell>
        </table:table-row>
        <table:table-row table:style-name="ro1">
          <table:table-cell table:style-name="ce1" office:value-type="string">
            <text:p><text:a xlink:href="https://ark.gamepedia.com/Dodo">https://ark.gamepedia.com/Dodo</text:a></text:p>
          </table:table-cell>
        </table:table-row>
        <table:table-row table:style-name="ro1">
          <table:table-cell table:style-name="ce1" office:value-type="string">
            <text:p><text:a xlink:href="https://ark.gamepedia.com/Dodobitus">https://ark.gamepedia.com/Dodobitus</text:a></text:p>
          </table:table-cell>
        </table:table-row>
        <table:table-row table:style-name="ro1">
          <table:table-cell table:style-name="ce1" office:value-type="string">
            <text:p><text:a xlink:href="https://ark.gamepedia.com/Doedicurus">https://ark.gamepedia.com/Doedicurus</text:a></text:p>
          </table:table-cell>
        </table:table-row>
        <table:table-row table:style-name="ro1">
          <table:table-cell table:style-name="ce1" office:value-type="string">
            <text:p><text:a xlink:href="https://ark.gamepedia.com/Dung_Beetle">https://ark.gamepedia.com/Dung_Beetle</text:a></text:p>
          </table:table-cell>
        </table:table-row>
        <table:table-row table:style-name="ro1">
          <table:table-cell table:style-name="ce1" office:value-type="string">
            <text:p><text:a xlink:href="https://ark.gamepedia.com/Dunkleosteus">https://ark.gamepedia.com/Dunkleosteus</text:a></text:p>
          </table:table-cell>
        </table:table-row>
        <table:table-row table:style-name="ro1">
          <table:table-cell table:style-name="ce1" office:value-type="string">
            <text:p><text:a xlink:href="https://ark.gamepedia.com/Electrophorus">https://ark.gamepedia.com/Electrophorus</text:a></text:p>
          </table:table-cell>
        </table:table-row>
        <table:table-row table:style-name="ro1">
          <table:table-cell table:style-name="ce1" office:value-type="string">
            <text:p><text:a xlink:href="https://ark.gamepedia.com/Equus">https://ark.gamepedia.com/Equus</text:a></text:p>
          </table:table-cell>
        </table:table-row>
        <table:table-row table:style-name="ro1">
          <table:table-cell table:style-name="ce1" office:value-type="string">
            <text:p><text:a xlink:href="https://ark.gamepedia.com/Eurypterid">https://ark.gamepedia.com/Eurypterid</text:a></text:p>
          </table:table-cell>
        </table:table-row>
        <table:table-row table:style-name="ro1">
          <table:table-cell table:style-name="ce1" office:value-type="string">
            <text:p><text:a xlink:href="https://ark.gamepedia.com/Featherlight">https://ark.gamepedia.com/Featherlight</text:a></text:p>
          </table:table-cell>
        </table:table-row>
        <table:table-row table:style-name="ro1">
          <table:table-cell table:style-name="ce1" office:value-type="string">
            <text:p><text:a xlink:href="https://ark.gamepedia.com/Ferox">https://ark.gamepedia.com/Ferox</text:a></text:p>
          </table:table-cell>
        </table:table-row>
        <table:table-row table:style-name="ro1">
          <table:table-cell table:style-name="ce1" office:value-type="string">
            <text:p><text:a xlink:href="https://ark.gamepedia.com/Forest_Titan">https://ark.gamepedia.com/Forest_Titan</text:a></text:p>
          </table:table-cell>
        </table:table-row>
        <table:table-row table:style-name="ro1">
          <table:table-cell table:style-name="ce1" office:value-type="string">
            <text:p><text:a xlink:href="https://ark.gamepedia.com/Gacha">https://ark.gamepedia.com/Gacha</text:a></text:p>
          </table:table-cell>
        </table:table-row>
        <table:table-row table:style-name="ro1">
          <table:table-cell table:style-name="ce1" office:value-type="string">
            <text:p><text:a xlink:href="https://ark.gamepedia.com/Gallimimus">https://ark.gamepedia.com/Gallimimus</text:a></text:p>
          </table:table-cell>
        </table:table-row>
        <table:table-row table:style-name="ro1">
          <table:table-cell table:style-name="ce1" office:value-type="string">
            <text:p><text:a xlink:href="https://ark.gamepedia.com/Game_Modes">https://ark.gamepedia.com/Game_Modes</text:a></text:p>
          </table:table-cell>
        </table:table-row>
        <table:table-row table:style-name="ro1">
          <table:table-cell table:style-name="ce1" office:value-type="string">
            <text:p><text:a xlink:href="https://ark.gamepedia.com/Gasbags">https://ark.gamepedia.com/Gasbags</text:a></text:p>
          </table:table-cell>
        </table:table-row>
        <table:table-row table:style-name="ro1">
          <table:table-cell table:style-name="ce1" office:value-type="string">
            <text:p><text:a xlink:href="https://ark.gamepedia.com/Giant_Bee">https://ark.gamepedia.com/Giant_Bee</text:a></text:p>
          </table:table-cell>
        </table:table-row>
        <table:table-row table:style-name="ro1">
          <table:table-cell table:style-name="ce1" office:value-type="string">
            <text:p><text:a xlink:href="https://ark.gamepedia.com/Giganotosaurus">https://ark.gamepedia.com/Giganotosaurus</text:a></text:p>
          </table:table-cell>
        </table:table-row>
        <table:table-row table:style-name="ro1">
          <table:table-cell table:style-name="ce1" office:value-type="string">
            <text:p><text:a xlink:href="https://ark.gamepedia.com/Gigantopithecus">https://ark.gamepedia.com/Gigantopithecus</text:a></text:p>
          </table:table-cell>
        </table:table-row>
        <table:table-row table:style-name="ro1">
          <table:table-cell table:style-name="ce1" office:value-type="string">
            <text:p><text:a xlink:href="https://ark.gamepedia.com/Glowtail">https://ark.gamepedia.com/Glowtail</text:a></text:p>
          </table:table-cell>
        </table:table-row>
        <table:table-row table:style-name="ro1">
          <table:table-cell table:style-name="ce1" office:value-type="string">
            <text:p><text:a xlink:href="https://ark.gamepedia.com/Griffin">https://ark.gamepedia.com/Griffin</text:a></text:p>
          </table:table-cell>
        </table:table-row>
        <table:table-row table:style-name="ro1">
          <table:table-cell table:style-name="ce1" office:value-type="string">
            <text:p><text:a xlink:href="https://ark.gamepedia.com/Hesperornis">https://ark.gamepedia.com/Hesperornis</text:a></text:p>
          </table:table-cell>
        </table:table-row>
        <table:table-row table:style-name="ro1">
          <table:table-cell table:style-name="ce1" office:value-type="string">
            <text:p><text:a xlink:href="https://ark.gamepedia.com/Hyaenodon">https://ark.gamepedia.com/Hyaenodon</text:a></text:p>
          </table:table-cell>
        </table:table-row>
        <table:table-row table:style-name="ro1">
          <table:table-cell table:style-name="ce1" office:value-type="string">
            <text:p><text:a xlink:href="https://ark.gamepedia.com/Ice_Golem">https://ark.gamepedia.com/Ice_Golem</text:a></text:p>
          </table:table-cell>
        </table:table-row>
        <table:table-row table:style-name="ro1">
          <table:table-cell table:style-name="ce1" office:value-type="string">
            <text:p><text:a xlink:href="https://ark.gamepedia.com/Ice_Titan">https://ark.gamepedia.com/Ice_Titan</text:a></text:p>
          </table:table-cell>
        </table:table-row>
        <table:table-row table:style-name="ro1">
          <table:table-cell table:style-name="ce1" office:value-type="string">
            <text:p><text:a xlink:href="https://ark.gamepedia.com/Ichthyornis">https://ark.gamepedia.com/Ichthyornis</text:a></text:p>
          </table:table-cell>
        </table:table-row>
        <table:table-row table:style-name="ro1">
          <table:table-cell table:style-name="ce1" office:value-type="string">
            <text:p><text:a xlink:href="https://ark.gamepedia.com/Ichthyosaurus">https://ark.gamepedia.com/Ichthyosaurus</text:a></text:p>
          </table:table-cell>
        </table:table-row>
        <table:table-row table:style-name="ro1">
          <table:table-cell table:style-name="ce1" office:value-type="string">
            <text:p><text:a xlink:href="https://ark.gamepedia.com/Iguanodon">https://ark.gamepedia.com/Iguanodon</text:a></text:p>
          </table:table-cell>
        </table:table-row>
        <table:table-row table:style-name="ro1">
          <table:table-cell table:style-name="ce1" office:value-type="string">
            <text:p><text:a xlink:href="https://ark.gamepedia.com/Jerboa">https://ark.gamepedia.com/Jerboa</text:a></text:p>
          </table:table-cell>
        </table:table-row>
        <table:table-row table:style-name="ro1">
          <table:table-cell table:style-name="ce1" office:value-type="string">
            <text:p><text:a xlink:href="https://ark.gamepedia.com/Jug_Bug">https://ark.gamepedia.com/Jug_Bug</text:a></text:p>
          </table:table-cell>
        </table:table-row>
        <table:table-row table:style-name="ro1">
          <table:table-cell table:style-name="ce1" office:value-type="string">
            <text:p><text:a xlink:href="https://ark.gamepedia.com/Kairuku">https://ark.gamepedia.com/Kairuku</text:a></text:p>
          </table:table-cell>
        </table:table-row>
        <table:table-row table:style-name="ro1">
          <table:table-cell table:style-name="ce1" office:value-type="string">
            <text:p><text:a xlink:href="https://ark.gamepedia.com/Kaprosuchus">https://ark.gamepedia.com/Kaprosuchus</text:a></text:p>
          </table:table-cell>
        </table:table-row>
        <table:table-row table:style-name="ro1">
          <table:table-cell table:style-name="ce1" office:value-type="string">
            <text:p><text:a xlink:href="https://ark.gamepedia.com/Karkinos">https://ark.gamepedia.com/Karkinos</text:a></text:p>
          </table:table-cell>
        </table:table-row>
        <table:table-row table:style-name="ro1">
          <table:table-cell table:style-name="ce1" office:value-type="string">
            <text:p><text:a xlink:href="https://ark.gamepedia.com/Kentrosaurus">https://ark.gamepedia.com/Kentrosaurus</text:a></text:p>
          </table:table-cell>
        </table:table-row>
        <table:table-row table:style-name="ro1">
          <table:table-cell table:style-name="ce1" office:value-type="string">
            <text:p><text:a xlink:href="https://ark.gamepedia.com/King_Titan">https://ark.gamepedia.com/King_Titan</text:a></text:p>
          </table:table-cell>
        </table:table-row>
        <table:table-row table:style-name="ro1">
          <table:table-cell table:style-name="ce1" office:value-type="string">
            <text:p><text:a xlink:href="https://ark.gamepedia.com/Large_Ferox">https://ark.gamepedia.com/Large_Ferox</text:a></text:p>
          </table:table-cell>
        </table:table-row>
        <table:table-row table:style-name="ro1">
          <table:table-cell table:style-name="ce1" office:value-type="string">
            <text:p><text:a xlink:href="https://ark.gamepedia.com/Lava_Elemental">https://ark.gamepedia.com/Lava_Elemental</text:a></text:p>
          </table:table-cell>
        </table:table-row>
        <table:table-row table:style-name="ro1">
          <table:table-cell table:style-name="ce1" office:value-type="string">
            <text:p><text:a xlink:href="https://ark.gamepedia.com/Liopleurodon">https://ark.gamepedia.com/Liopleurodon</text:a></text:p>
          </table:table-cell>
        </table:table-row>
        <table:table-row table:style-name="ro1">
          <table:table-cell table:style-name="ce1" office:value-type="string">
            <text:p><text:a xlink:href="https://ark.gamepedia.com/Lymantria">https://ark.gamepedia.com/Lymantria</text:a></text:p>
          </table:table-cell>
        </table:table-row>
        <table:table-row table:style-name="ro1">
          <table:table-cell table:style-name="ce1" office:value-type="string">
            <text:p><text:a xlink:href="https://ark.gamepedia.com/Lystrosaurus">https://ark.gamepedia.com/Lystrosaurus</text:a></text:p>
          </table:table-cell>
        </table:table-row>
        <table:table-row table:style-name="ro1">
          <table:table-cell table:style-name="ce1" office:value-type="string">
            <text:p><text:a xlink:href="https://ark.gamepedia.com/Magmasaur">https://ark.gamepedia.com/Magmasaur</text:a></text:p>
          </table:table-cell>
        </table:table-row>
        <table:table-row table:style-name="ro1">
          <table:table-cell table:style-name="ce1" office:value-type="string">
            <text:p><text:a xlink:href="https://ark.gamepedia.com/Mammoth">https://ark.gamepedia.com/Mammoth</text:a></text:p>
          </table:table-cell>
        </table:table-row>
        <table:table-row table:style-name="ro1">
          <table:table-cell table:style-name="ce1" office:value-type="string">
            <text:p><text:a xlink:href="https://ark.gamepedia.com/Managarmr">https://ark.gamepedia.com/Managarmr</text:a></text:p>
          </table:table-cell>
        </table:table-row>
        <table:table-row table:style-name="ro1">
          <table:table-cell table:style-name="ce1" office:value-type="string">
            <text:p><text:a xlink:href="https://ark.gamepedia.com/Manta">https://ark.gamepedia.com/Manta</text:a></text:p>
          </table:table-cell>
        </table:table-row>
        <table:table-row table:style-name="ro1">
          <table:table-cell table:style-name="ce1" office:value-type="string">
            <text:p><text:a xlink:href="https://ark.gamepedia.com/Manticore">https://ark.gamepedia.com/Manticore</text:a></text:p>
          </table:table-cell>
        </table:table-row>
        <table:table-row table:style-name="ro1">
          <table:table-cell table:style-name="ce1" office:value-type="string">
            <text:p><text:a xlink:href="https://ark.gamepedia.com/Mantis">https://ark.gamepedia.com/Mantis</text:a></text:p>
          </table:table-cell>
        </table:table-row>
        <table:table-row table:style-name="ro1">
          <table:table-cell table:style-name="ce1" office:value-type="string">
            <text:p><text:a xlink:href="https://ark.gamepedia.com/Megalania">https://ark.gamepedia.com/Megalania</text:a></text:p>
          </table:table-cell>
        </table:table-row>
        <table:table-row table:style-name="ro1">
          <table:table-cell table:style-name="ce1" office:value-type="string">
            <text:p><text:a xlink:href="https://ark.gamepedia.com/Megaloceros">https://ark.gamepedia.com/Megaloceros</text:a></text:p>
          </table:table-cell>
        </table:table-row>
        <table:table-row table:style-name="ro1">
          <table:table-cell table:style-name="ce1" office:value-type="string">
            <text:p><text:a xlink:href="https://ark.gamepedia.com/Megalodon">https://ark.gamepedia.com/Megalodon</text:a></text:p>
          </table:table-cell>
        </table:table-row>
        <table:table-row table:style-name="ro1">
          <table:table-cell table:style-name="ce1" office:value-type="string">
            <text:p><text:a xlink:href="https://ark.gamepedia.com/Megalosaurus">https://ark.gamepedia.com/Megalosaurus</text:a></text:p>
          </table:table-cell>
        </table:table-row>
        <table:table-row table:style-name="ro1">
          <table:table-cell table:style-name="ce1" office:value-type="string">
            <text:p><text:a xlink:href="https://ark.gamepedia.com/Meganeura">https://ark.gamepedia.com/Meganeura</text:a></text:p>
          </table:table-cell>
        </table:table-row>
        <table:table-row table:style-name="ro1">
          <table:table-cell table:style-name="ce1" office:value-type="string">
            <text:p><text:a xlink:href="https://ark.gamepedia.com/Megatherium">https://ark.gamepedia.com/Megatherium</text:a></text:p>
          </table:table-cell>
        </table:table-row>
        <table:table-row table:style-name="ro1">
          <table:table-cell table:style-name="ce1" office:value-type="string">
            <text:p><text:a xlink:href="https://ark.gamepedia.com/Mesopithecus">https://ark.gamepedia.com/Mesopithecus</text:a></text:p>
          </table:table-cell>
        </table:table-row>
        <table:table-row table:style-name="ro1">
          <table:table-cell table:style-name="ce1" office:value-type="string">
            <text:p><text:a xlink:href="https://ark.gamepedia.com/Microraptor">https://ark.gamepedia.com/Microraptor</text:a></text:p>
          </table:table-cell>
        </table:table-row>
        <table:table-row table:style-name="ro1">
          <table:table-cell table:style-name="ce1" office:value-type="string">
            <text:p><text:a xlink:href="https://ark.gamepedia.com/Morellatops">https://ark.gamepedia.com/Morellatops</text:a></text:p>
          </table:table-cell>
        </table:table-row>
        <table:table-row table:style-name="ro1">
          <table:table-cell table:style-name="ce1" office:value-type="string">
            <text:p><text:a xlink:href="https://ark.gamepedia.com/Mosasaurus">https://ark.gamepedia.com/Mosasaurus</text:a></text:p>
          </table:table-cell>
        </table:table-row>
        <table:table-row table:style-name="ro1">
          <table:table-cell table:style-name="ce1" office:value-type="string">
            <text:p><text:a xlink:href="https://ark.gamepedia.com/Moschops">https://ark.gamepedia.com/Moschops</text:a></text:p>
          </table:table-cell>
        </table:table-row>
        <table:table-row table:style-name="ro1">
          <table:table-cell table:style-name="ce1" office:value-type="string">
            <text:p><text:a xlink:href="https://ark.gamepedia.com/Otter">https://ark.gamepedia.com/Otter</text:a></text:p>
          </table:table-cell>
        </table:table-row>
        <table:table-row table:style-name="ro1">
          <table:table-cell table:style-name="ce1" office:value-type="string">
            <text:p><text:a xlink:href="https://ark.gamepedia.com/Oviraptor">https://ark.gamepedia.com/Oviraptor</text:a></text:p>
          </table:table-cell>
        </table:table-row>
        <table:table-row table:style-name="ro1">
          <table:table-cell table:style-name="ce1" office:value-type="string">
            <text:p><text:a xlink:href="https://ark.gamepedia.com/Ovis">https://ark.gamepedia.com/Ovis</text:a></text:p>
          </table:table-cell>
        </table:table-row>
        <table:table-row table:style-name="ro1">
          <table:table-cell table:style-name="ce1" office:value-type="string">
            <text:p><text:a xlink:href="https://ark.gamepedia.com/Pachy">https://ark.gamepedia.com/Pachy</text:a></text:p>
          </table:table-cell>
        </table:table-row>
        <table:table-row table:style-name="ro1">
          <table:table-cell table:style-name="ce1" office:value-type="string">
            <text:p><text:a xlink:href="https://ark.gamepedia.com/Pachycephalosaurus">https://ark.gamepedia.com/Pachycephalosaurus</text:a></text:p>
          </table:table-cell>
        </table:table-row>
        <table:table-row table:style-name="ro1">
          <table:table-cell table:style-name="ce1" office:value-type="string">
            <text:p><text:a xlink:href="https://ark.gamepedia.com/Pachyrhinosaurus">https://ark.gamepedia.com/Pachyrhinosaurus</text:a></text:p>
          </table:table-cell>
        </table:table-row>
        <table:table-row table:style-name="ro1">
          <table:table-cell table:style-name="ce1" office:value-type="string">
            <text:p><text:a xlink:href="https://ark.gamepedia.com/Paraceratherium">https://ark.gamepedia.com/Paraceratherium</text:a></text:p>
          </table:table-cell>
        </table:table-row>
        <table:table-row table:style-name="ro1">
          <table:table-cell table:style-name="ce1" office:value-type="string">
            <text:p><text:a xlink:href="https://ark.gamepedia.com/Parasaur">https://ark.gamepedia.com/Parasaur</text:a></text:p>
          </table:table-cell>
        </table:table-row>
        <table:table-row table:style-name="ro1">
          <table:table-cell table:style-name="ce1" office:value-type="string">
            <text:p><text:a xlink:href="https://ark.gamepedia.com/Pegomastax">https://ark.gamepedia.com/Pegomastax</text:a></text:p>
          </table:table-cell>
        </table:table-row>
        <table:table-row table:style-name="ro1">
          <table:table-cell table:style-name="ce1" office:value-type="string">
            <text:p><text:a xlink:href="https://ark.gamepedia.com/Pelagornis">https://ark.gamepedia.com/Pelagornis</text:a></text:p>
          </table:table-cell>
        </table:table-row>
        <table:table-row table:style-name="ro1">
          <table:table-cell table:style-name="ce1" office:value-type="string">
            <text:p><text:a xlink:href="https://ark.gamepedia.com/Phiomia">https://ark.gamepedia.com/Phiomia</text:a></text:p>
          </table:table-cell>
        </table:table-row>
        <table:table-row table:style-name="ro1">
          <table:table-cell table:style-name="ce1" office:value-type="string">
            <text:p><text:a xlink:href="https://ark.gamepedia.com/Phoenix">https://ark.gamepedia.com/Phoenix</text:a></text:p>
          </table:table-cell>
        </table:table-row>
        <table:table-row table:style-name="ro1">
          <table:table-cell table:style-name="ce1" office:value-type="string">
            <text:p><text:a xlink:href="https://ark.gamepedia.com/Piranha">https://ark.gamepedia.com/Piranha</text:a></text:p>
          </table:table-cell>
        </table:table-row>
        <table:table-row table:style-name="ro1">
          <table:table-cell table:style-name="ce1" office:value-type="string">
            <text:p><text:a xlink:href="https://ark.gamepedia.com/Plesiosaur">https://ark.gamepedia.com/Plesiosaur</text:a></text:p>
          </table:table-cell>
        </table:table-row>
        <table:table-row table:style-name="ro1">
          <table:table-cell table:style-name="ce1" office:value-type="string">
            <text:p><text:a xlink:href="https://ark.gamepedia.com/Polar_Bear">https://ark.gamepedia.com/Polar_Bear</text:a></text:p>
          </table:table-cell>
        </table:table-row>
        <table:table-row table:style-name="ro1">
          <table:table-cell table:style-name="ce1" office:value-type="string">
            <text:p><text:a xlink:href="https://ark.gamepedia.com/Polar_Purlovia">https://ark.gamepedia.com/Polar_Purlovia</text:a></text:p>
          </table:table-cell>
        </table:table-row>
        <table:table-row table:style-name="ro1">
          <table:table-cell table:style-name="ce1" office:value-type="string">
            <text:p><text:a xlink:href="https://ark.gamepedia.com/Procoptodon">https://ark.gamepedia.com/Procoptodon</text:a></text:p>
          </table:table-cell>
        </table:table-row>
        <table:table-row table:style-name="ro1">
          <table:table-cell table:style-name="ce1" office:value-type="string">
            <text:p><text:a xlink:href="https://ark.gamepedia.com/Pteranodon">https://ark.gamepedia.com/Pteranodon</text:a></text:p>
          </table:table-cell>
        </table:table-row>
        <table:table-row table:style-name="ro1">
          <table:table-cell table:style-name="ce1" office:value-type="string">
            <text:p><text:a xlink:href="https://ark.gamepedia.com/Pulmonoscorpius">https://ark.gamepedia.com/Pulmonoscorpius</text:a></text:p>
          </table:table-cell>
        </table:table-row>
        <table:table-row table:style-name="ro1">
          <table:table-cell table:style-name="ce1" office:value-type="string">
            <text:p><text:a xlink:href="https://ark.gamepedia.com/Purlovia">https://ark.gamepedia.com/Purlovia</text:a></text:p>
          </table:table-cell>
        </table:table-row>
        <table:table-row table:style-name="ro1">
          <table:table-cell table:style-name="ce1" office:value-type="string">
            <text:p><text:a xlink:href="https://ark.gamepedia.com/Quetzal">https://ark.gamepedia.com/Quetzal</text:a></text:p>
          </table:table-cell>
        </table:table-row>
        <table:table-row table:style-name="ro1">
          <table:table-cell table:style-name="ce1" office:value-type="string">
            <text:p><text:a xlink:href="https://ark.gamepedia.com/Raptor">https://ark.gamepedia.com/Raptor</text:a></text:p>
          </table:table-cell>
        </table:table-row>
        <table:table-row table:style-name="ro1">
          <table:table-cell table:style-name="ce1" office:value-type="string">
            <text:p><text:a xlink:href="https://ark.gamepedia.com/Ravager">https://ark.gamepedia.com/Ravager</text:a></text:p>
          </table:table-cell>
        </table:table-row>
        <table:table-row table:style-name="ro1">
          <table:table-cell table:style-name="ce1" office:value-type="string">
            <text:p><text:a xlink:href="https://ark.gamepedia.com/Rex">https://ark.gamepedia.com/Rex</text:a></text:p>
          </table:table-cell>
        </table:table-row>
        <table:table-row table:style-name="ro1">
          <table:table-cell table:style-name="ce1" office:value-type="string">
            <text:p><text:a xlink:href="https://ark.gamepedia.com/Rock_Drake">https://ark.gamepedia.com/Rock_Drake</text:a></text:p>
          </table:table-cell>
        </table:table-row>
        <table:table-row table:style-name="ro1">
          <table:table-cell table:style-name="ce1" office:value-type="string">
            <text:p><text:a xlink:href="https://ark.gamepedia.com/Rock_Elemental">https://ark.gamepedia.com/Rock_Elemental</text:a></text:p>
          </table:table-cell>
        </table:table-row>
        <table:table-row table:style-name="ro1">
          <table:table-cell table:style-name="ce1" office:value-type="string">
            <text:p><text:a xlink:href="https://ark.gamepedia.com/Roll_Rat">https://ark.gamepedia.com/Roll_Rat</text:a></text:p>
          </table:table-cell>
        </table:table-row>
        <table:table-row table:style-name="ro1">
          <table:table-cell table:style-name="ce1" office:value-type="string">
            <text:p><text:a xlink:href="https://ark.gamepedia.com/Sarco">https://ark.gamepedia.com/Sarco</text:a></text:p>
          </table:table-cell>
        </table:table-row>
        <table:table-row table:style-name="ro1">
          <table:table-cell table:style-name="ce1" office:value-type="string">
            <text:p><text:a xlink:href="https://ark.gamepedia.com/Shinehorn">https://ark.gamepedia.com/Shinehorn</text:a></text:p>
          </table:table-cell>
        </table:table-row>
        <table:table-row table:style-name="ro1">
          <table:table-cell table:style-name="ce1" office:value-type="string">
            <text:p><text:a xlink:href="https://ark.gamepedia.com/Snow_Owl">https://ark.gamepedia.com/Snow_Owl</text:a></text:p>
          </table:table-cell>
        </table:table-row>
        <table:table-row table:style-name="ro1">
          <table:table-cell table:style-name="ce1" office:value-type="string">
            <text:p><text:a xlink:href="https://ark.gamepedia.com/Spino">https://ark.gamepedia.com/Spino</text:a></text:p>
          </table:table-cell>
        </table:table-row>
        <table:table-row table:style-name="ro1">
          <table:table-cell table:style-name="ce1" office:value-type="string">
            <text:p><text:a xlink:href="https://ark.gamepedia.com/Stegosaurus">https://ark.gamepedia.com/Stegosaurus</text:a></text:p>
          </table:table-cell>
        </table:table-row>
        <table:table-row table:style-name="ro1">
          <table:table-cell table:style-name="ce1" office:value-type="string">
            <text:p><text:a xlink:href="https://ark.gamepedia.com/Tapejara">https://ark.gamepedia.com/Tapejara</text:a></text:p>
          </table:table-cell>
        </table:table-row>
        <table:table-row table:style-name="ro1">
          <table:table-cell table:style-name="ce1" office:value-type="string">
            <text:p><text:a xlink:href="https://ark.gamepedia.com/Tek_Parasaur">https://ark.gamepedia.com/Tek_Parasaur</text:a></text:p>
          </table:table-cell>
        </table:table-row>
        <table:table-row table:style-name="ro1">
          <table:table-cell table:style-name="ce1" office:value-type="string">
            <text:p><text:a xlink:href="https://ark.gamepedia.com/Tek_Quetzal">https://ark.gamepedia.com/Tek_Quetzal</text:a></text:p>
          </table:table-cell>
        </table:table-row>
        <table:table-row table:style-name="ro1">
          <table:table-cell table:style-name="ce1" office:value-type="string">
            <text:p><text:a xlink:href="https://ark.gamepedia.com/Tek_Raptor">https://ark.gamepedia.com/Tek_Raptor</text:a></text:p>
          </table:table-cell>
        </table:table-row>
        <table:table-row table:style-name="ro1">
          <table:table-cell table:style-name="ce1" office:value-type="string">
            <text:p><text:a xlink:href="https://ark.gamepedia.com/Tek_Rex">https://ark.gamepedia.com/Tek_Rex</text:a></text:p>
          </table:table-cell>
        </table:table-row>
        <table:table-row table:style-name="ro1">
          <table:table-cell table:style-name="ce1" office:value-type="string">
            <text:p><text:a xlink:href="https://ark.gamepedia.com/Tek_Stegosaurus">https://ark.gamepedia.com/Tek_Stegosaurus</text:a></text:p>
          </table:table-cell>
        </table:table-row>
        <table:table-row table:style-name="ro1">
          <table:table-cell table:style-name="ce1" office:value-type="string">
            <text:p><text:a xlink:href="https://ark.gamepedia.com/Tek_Triceratops">https://ark.gamepedia.com/Tek_Triceratops</text:a></text:p>
          </table:table-cell>
        </table:table-row>
        <table:table-row table:style-name="ro1">
          <table:table-cell table:style-name="ce1" office:value-type="string">
            <text:p><text:a xlink:href="https://ark.gamepedia.com/Terror_Bird">https://ark.gamepedia.com/Terror_Bird</text:a></text:p>
          </table:table-cell>
        </table:table-row>
        <table:table-row table:style-name="ro1">
          <table:table-cell table:style-name="ce1" office:value-type="string">
            <text:p><text:a xlink:href="https://ark.gamepedia.com/The_Center">https://ark.gamepedia.com/The_Center</text:a></text:p>
          </table:table-cell>
        </table:table-row>
        <table:table-row table:style-name="ro1">
          <table:table-cell table:style-name="ce1" office:value-type="string">
            <text:p><text:a xlink:href="https://ark.gamepedia.com/The_Island">https://ark.gamepedia.com/The_Island</text:a></text:p>
          </table:table-cell>
        </table:table-row>
        <table:table-row table:style-name="ro1">
          <table:table-cell table:style-name="ce1" office:value-type="string">
            <text:p><text:a xlink:href="https://ark.gamepedia.com/Therizinosaur">https://ark.gamepedia.com/Therizinosaur</text:a></text:p>
          </table:table-cell>
        </table:table-row>
        <table:table-row table:style-name="ro1">
          <table:table-cell table:style-name="ce1" office:value-type="string">
            <text:p><text:a xlink:href="https://ark.gamepedia.com/Thorny_Dragon">https://ark.gamepedia.com/Thorny_Dragon</text:a></text:p>
          </table:table-cell>
        </table:table-row>
        <table:table-row table:style-name="ro1">
          <table:table-cell table:style-name="ce1" office:value-type="string">
            <text:p><text:a xlink:href="https://ark.gamepedia.com/Thylacoleo">https://ark.gamepedia.com/Thylacoleo</text:a></text:p>
          </table:table-cell>
        </table:table-row>
        <table:table-row table:style-name="ro1">
          <table:table-cell table:style-name="ce1" office:value-type="string">
            <text:p><text:a xlink:href="https://ark.gamepedia.com/Titanoboa">https://ark.gamepedia.com/Titanoboa</text:a></text:p>
          </table:table-cell>
        </table:table-row>
        <table:table-row table:style-name="ro1">
          <table:table-cell table:style-name="ce1" office:value-type="string">
            <text:p><text:a xlink:href="https://ark.gamepedia.com/Titanomyrma">https://ark.gamepedia.com/Titanomyrma</text:a></text:p>
          </table:table-cell>
        </table:table-row>
        <table:table-row table:style-name="ro1">
          <table:table-cell table:style-name="ce1" office:value-type="string">
            <text:p><text:a xlink:href="https://ark.gamepedia.com/Titanosaur">https://ark.gamepedia.com/Titanosaur</text:a></text:p>
          </table:table-cell>
        </table:table-row>
        <table:table-row table:style-name="ro1">
          <table:table-cell table:style-name="ce1" office:value-type="string">
            <text:p><text:a xlink:href="https://ark.gamepedia.com/Triceratops">https://ark.gamepedia.com/Triceratops</text:a></text:p>
          </table:table-cell>
        </table:table-row>
        <table:table-row table:style-name="ro1">
          <table:table-cell table:style-name="ce1" office:value-type="string">
            <text:p><text:a xlink:href="https://ark.gamepedia.com/Trilobite">https://ark.gamepedia.com/Trilobite</text:a></text:p>
          </table:table-cell>
        </table:table-row>
        <table:table-row table:style-name="ro1">
          <table:table-cell table:style-name="ce1" office:value-type="string">
            <text:p><text:a xlink:href="https://ark.gamepedia.com/Troodon">https://ark.gamepedia.com/Troodon</text:a></text:p>
          </table:table-cell>
        </table:table-row>
        <table:table-row table:style-name="ro1">
          <table:table-cell table:style-name="ce1" office:value-type="string">
            <text:p><text:a xlink:href="https://ark.gamepedia.com/Tusoteuthis">https://ark.gamepedia.com/Tusoteuthis</text:a></text:p>
          </table:table-cell>
        </table:table-row>
        <table:table-row table:style-name="ro1">
          <table:table-cell table:style-name="ce1" office:value-type="string">
            <text:p><text:a xlink:href="https://ark.gamepedia.com/Unicorn">https://ark.gamepedia.com/Unicorn</text:a></text:p>
          </table:table-cell>
        </table:table-row>
        <table:table-row table:style-name="ro1">
          <table:table-cell table:style-name="ce1" office:value-type="string">
            <text:p><text:a xlink:href="https://ark.gamepedia.com/Velonasaur">https://ark.gamepedia.com/Velonasaur</text:a></text:p>
          </table:table-cell>
        </table:table-row>
        <table:table-row table:style-name="ro1">
          <table:table-cell table:style-name="ce1" office:value-type="string">
            <text:p><text:a xlink:href="https://ark.gamepedia.com/Vulture">https://ark.gamepedia.com/Vulture</text:a></text:p>
          </table:table-cell>
        </table:table-row>
        <table:table-row table:style-name="ro1">
          <table:table-cell table:style-name="ce1" office:value-type="string">
            <text:p><text:a xlink:href="https://ark.gamepedia.com/Woolly_Rhino">https://ark.gamepedia.com/Woolly_Rhino</text:a></text:p>
          </table:table-cell>
        </table:table-row>
        <table:table-row table:style-name="ro1">
          <table:table-cell table:style-name="ce1" office:value-type="string">
            <text:p><text:a xlink:href="https://ark.gamepedia.com/X-Allosaurus">https://ark.gamepedia.com/X-Allosaurus</text:a></text:p>
          </table:table-cell>
        </table:table-row>
        <table:table-row table:style-name="ro1">
          <table:table-cell table:style-name="ce1" office:value-type="string">
            <text:p><text:a xlink:href="https://ark.gamepedia.com/X-Ankylosaurus">https://ark.gamepedia.com/X-Ankylosaurus</text:a></text:p>
          </table:table-cell>
        </table:table-row>
        <table:table-row table:style-name="ro1">
          <table:table-cell table:style-name="ce1" office:value-type="string">
            <text:p><text:a xlink:href="https://ark.gamepedia.com/X-Argentavis">https://ark.gamepedia.com/X-Argentavis</text:a></text:p>
          </table:table-cell>
        </table:table-row>
        <table:table-row table:style-name="ro1">
          <table:table-cell table:style-name="ce1" office:value-type="string">
            <text:p><text:a xlink:href="https://ark.gamepedia.com/X-Basilosaurus">https://ark.gamepedia.com/X-Basilosaurus</text:a></text:p>
          </table:table-cell>
        </table:table-row>
        <table:table-row table:style-name="ro1">
          <table:table-cell table:style-name="ce1" office:value-type="string">
            <text:p><text:a xlink:href="https://ark.gamepedia.com/X-Dunkleosteus">https://ark.gamepedia.com/X-Dunkleosteus</text:a></text:p>
          </table:table-cell>
        </table:table-row>
        <table:table-row table:style-name="ro1">
          <table:table-cell table:style-name="ce1" office:value-type="string">
            <text:p><text:a xlink:href="https://ark.gamepedia.com/X-Ichthyosaurus">https://ark.gamepedia.com/X-Ichthyosaurus</text:a></text:p>
          </table:table-cell>
        </table:table-row>
        <table:table-row table:style-name="ro1">
          <table:table-cell table:style-name="ce1" office:value-type="string">
            <text:p><text:a xlink:href="https://ark.gamepedia.com/X-Megalodon">https://ark.gamepedia.com/X-Megalodon</text:a></text:p>
          </table:table-cell>
        </table:table-row>
        <table:table-row table:style-name="ro1">
          <table:table-cell table:style-name="ce1" office:value-type="string">
            <text:p><text:a xlink:href="https://ark.gamepedia.com/X-Mosasaurus">https://ark.gamepedia.com/X-Mosasaurus</text:a></text:p>
          </table:table-cell>
        </table:table-row>
        <table:table-row table:style-name="ro1">
          <table:table-cell table:style-name="ce1" office:value-type="string">
            <text:p><text:a xlink:href="https://ark.gamepedia.com/X-Otter">https://ark.gamepedia.com/X-Otter</text:a></text:p>
          </table:table-cell>
        </table:table-row>
        <table:table-row table:style-name="ro1">
          <table:table-cell table:style-name="ce1" office:value-type="string">
            <text:p><text:a xlink:href="https://ark.gamepedia.com/X-Paraceratherium">https://ark.gamepedia.com/X-Paraceratherium</text:a></text:p>
          </table:table-cell>
        </table:table-row>
        <table:table-row table:style-name="ro1">
          <table:table-cell table:style-name="ce1" office:value-type="string">
            <text:p><text:a xlink:href="https://ark.gamepedia.com/X-Parasaur">https://ark.gamepedia.com/X-Parasaur</text:a></text:p>
          </table:table-cell>
        </table:table-row>
        <table:table-row table:style-name="ro1">
          <table:table-cell table:style-name="ce1" office:value-type="string">
            <text:p><text:a xlink:href="https://ark.gamepedia.com/X-Raptor">https://ark.gamepedia.com/X-Raptor</text:a></text:p>
          </table:table-cell>
        </table:table-row>
        <table:table-row table:style-name="ro1">
          <table:table-cell table:style-name="ce1" office:value-type="string">
            <text:p><text:a xlink:href="https://ark.gamepedia.com/X-Rex">https://ark.gamepedia.com/X-Rex</text:a></text:p>
          </table:table-cell>
        </table:table-row>
        <table:table-row table:style-name="ro1">
          <table:table-cell table:style-name="ce1" office:value-type="string">
            <text:p><text:a xlink:href="https://ark.gamepedia.com/X-Rock_Elemental">https://ark.gamepedia.com/X-Rock_Elemental</text:a></text:p>
          </table:table-cell>
        </table:table-row>
        <table:table-row table:style-name="ro1">
          <table:table-cell table:style-name="ce1" office:value-type="string">
            <text:p><text:a xlink:href="https://ark.gamepedia.com/X-Sabertooth">https://ark.gamepedia.com/X-Sabertooth</text:a></text:p>
          </table:table-cell>
        </table:table-row>
        <table:table-row table:style-name="ro1">
          <table:table-cell table:style-name="ce1" office:value-type="string">
            <text:p><text:a xlink:href="https://ark.gamepedia.com/X-Sabertooth_Salmon">https://ark.gamepedia.com/X-Sabertooth_Salmon</text:a></text:p>
          </table:table-cell>
        </table:table-row>
        <table:table-row table:style-name="ro1">
          <table:table-cell table:style-name="ce1" office:value-type="string">
            <text:p><text:a xlink:href="https://ark.gamepedia.com/X-Spino">https://ark.gamepedia.com/X-Spino</text:a></text:p>
          </table:table-cell>
        </table:table-row>
        <table:table-row table:style-name="ro1">
          <table:table-cell table:style-name="ce1" office:value-type="string">
            <text:p><text:a xlink:href="https://ark.gamepedia.com/X-Tapejara">https://ark.gamepedia.com/X-Tapejara</text:a></text:p>
          </table:table-cell>
        </table:table-row>
        <table:table-row table:style-name="ro1">
          <table:table-cell table:style-name="ce1" office:value-type="string">
            <text:p><text:a xlink:href="https://ark.gamepedia.com/X-Triceratops">https://ark.gamepedia.com/X-Triceratops</text:a></text:p>
          </table:table-cell>
        </table:table-row>
        <table:table-row table:style-name="ro1">
          <table:table-cell table:style-name="ce1" office:value-type="string">
            <text:p><text:a xlink:href="https://ark.gamepedia.com/X-Woolly_Rhino">https://ark.gamepedia.com/X-Woolly_Rhino</text:a></text:p>
          </table:table-cell>
        </table:table-row>
        <table:table-row table:style-name="ro1">
          <table:table-cell table:style-name="ce1" office:value-type="string">
            <text:p><text:a xlink:href="https://ark.gamepedia.com/X-Yutyrannus">https://ark.gamepedia.com/X-Yutyrannus</text:a></text:p>
          </table:table-cell>
        </table:table-row>
        <table:table-row table:style-name="ro1">
          <table:table-cell table:style-name="ce1" office:value-type="string">
            <text:p><text:a xlink:href="https://ark.gamepedia.com/Yeti">https://ark.gamepedia.com/Yeti</text:a></text:p>
          </table:table-cell>
        </table:table-row>
        <table:table-row table:style-name="ro1">
          <table:table-cell table:style-name="ce1" office:value-type="string">
            <text:p><text:a xlink:href="https://ark.gamepedia.com/Yutyrannus">https://ark.gamepedia.com/Yutyrannus</text:a></text:p>
          </table:table-cell>
        </table:table-row>
        <table:table-row table:style-name="ro1" table:number-rows-repeated="1048357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16">
      <number:text>"</number:text>
      <number:text-content/>
      <number:text>",\</number:text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6/22/2020</text:date>, <text:time>12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Nickel</meta:initial-creator>
    <meta:creation-date>2020-06-22T11:46:42.40</meta:creation-date>
    <dc:date>2020-06-22T12:59:37.91</dc:date>
    <dc:creator>Chris Nickel</dc:creator>
    <meta:editing-duration>PT24M54S</meta:editing-duration>
    <meta:editing-cycles>1</meta:editing-cycles>
    <meta:document-statistic meta:table-count="3" meta:cell-count="218" meta:object-count="0"/>
    <meta:generator>OpenOffice/4.1.7$Win32 OpenOffice.org_project/417m1$Build-9800</meta:generator>
  </office:meta>
</office:document-meta>
</file>